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'+)" style:apply-style-name="Bez_20_tytułu1" style:base-cell-address="'RA1.Wilcoxon=2'.B9"/>
      <style:map style:condition="cell-content()='-" style:apply-style-name="Bez_20_tytułu2" style:base-cell-address="'RA1.Wilcoxon=2'.B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RA1.Wilcoxon=2" table:style-name="ta1">
        <table:table-column table:style-name="co1" table:default-cell-style-name="ce3"/>
        <table:table-column table:style-name="co2" table:number-columns-repeated="5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56" table:number-rows-spanned="1">
            <text:p>OGÓLNE</text:p>
          </table:table-cell>
          <table:covered-table-cell table:number-columns-repeated="55"/>
        </table:table-row>
        <table:table-row table:style-name="ro1">
          <table:table-cell table:style-name="Default"/>
          <table:table-cell office:value-type="string" calcext:value-type="string">
            <text:p>Limit wykonań funkcji przystosowania:</text:p>
          </table:table-cell>
          <table:table-cell table:number-columns-repeated="9"/>
          <table:table-cell table:style-name="ce2" office:value-type="string" calcext:value-type="string">
            <text:p>10 0000 * dim</text:p>
          </table:table-cell>
          <table:table-cell table:number-columns-repeated="45"/>
        </table:table-row>
        <table:table-row table:style-name="ro1">
          <table:table-cell table:style-name="Default"/>
          <table:table-cell table:number-columns-repeated="10"/>
          <table:table-cell table:style-name="ce2"/>
          <table:table-cell table:number-columns-repeated="45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16"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6"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10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22"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12" table:style-name="ce6" office:value-type="string" calcext:value-type="string">
            <text:p>=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17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10"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3"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=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13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1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8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14" table:style-name="ce7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Hfactor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number-columns-repeated="6" table:style-name="ce7" office:value-type="string" calcext:value-type="string">
            <text:p>=</text:p>
          </table:table-cell>
          <table:table-cell table:number-columns-repeated="9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=</text:p>
          </table:table-cell>
          <table:table-cell table:number-columns-repeated="7"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4" table:style-name="ce7" office:value-type="string" calcext:value-type="string">
            <text:p>+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4"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5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10" table:style-name="ce7" office:value-type="string" calcext:value-type="string">
            <text:p>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 table:style-name="ce7" office:value-type="string" calcext:value-type="string">
            <text:p>+</text:p>
          </table:table-cell>
          <table:table-cell table:number-columns-repeated="3" table:style-name="ce7" office:value-type="string" calcext:value-type="string">
            <text:p>=</text:p>
          </table:table-cell>
          <table:table-cell table:number-columns-repeated="6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4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8"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10" table:style-name="ce7" office:value-type="string" calcext:value-type="string">
            <text:p>+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10 * dim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Hfactor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+</text:p>
          </table:table-cell>
          <table:table-cell table:number-columns-repeated="8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+</text:p>
          </table:table-cell>
          <table:table-cell table:number-columns-repeated="7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number-columns-repeated="41" table:style-name="ce7" office:value-type="string" calcext:value-type="string">
            <text:p>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 table:style-name="ce7" office:value-type="string" calcext:value-type="string">
            <text:p>+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4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-</text:p>
          </table:table-cell>
          <table:table-cell table:number-columns-repeated="18"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number-columns-repeated="5" table:style-name="ce7" office:value-type="string" calcext:value-type="string">
            <text:p>+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2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Hfactor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1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9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=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16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table:number-columns-repeated="9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</table:table-row>
        <table:table-row table:style-name="ro1">
          <table:table-cell table:style-name="Default"/>
          <table:table-cell office:value-type="string" calcext:value-type="string">
            <text:p>Hfacto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10</text:p>
          </table:table-cell>
          <table:table-cell table:number-columns-repeated="21"/>
          <table:table-cell office:value-type="string" calcext:value-type="string">
            <text:p>Hfacto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Rozmiar populacji</text:p>
          </table:table-cell>
          <table:table-cell table:number-columns-repeated="4"/>
          <table:table-cell table:style-name="ce2" office:value-type="string" calcext:value-type="string">
            <text:p>(10 * dim)/Hfactor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0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1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table:number-columns-repeated="4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table:number-columns-repeated="4"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table:number-columns-repeated="4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calcext:conditional-formats>
          <calcext:conditional-format calcext:target-range-address="'RA1.Wilcoxon=2'.B9:'RA1.Wilcoxon=2'.BE11">
            <calcext:condition calcext:apply-style-name="Bez tytułu1" calcext:value="formula-is('+)" calcext:base-cell-address="'RA1.Wilcoxon=2'.B9"/>
            <calcext:condition calcext:apply-style-name="Bez tytułu2" calcext:value="='-" calcext:base-cell-address="'RA1.Wilcoxon=2'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ccff66"/>
    </style:style>
    <style:style style:name="Bez_20_tytułu2" style:display-name="Bez tytułu2" style:family="table-cell" style:parent-style-name="Default">
      <style:table-cell-properties fo:background-color="#ffd32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04:49:13.440604656</dc:date>
    <meta:editing-duration>PT27M26S</meta:editing-duration>
    <meta:editing-cycles>4</meta:editing-cycles>
    <meta:generator>LibreOffice/4.3.3.2$Linux_X86_64 LibreOffice_project/430m0$Build-2</meta:generator>
    <meta:document-statistic meta:table-count="1" meta:cell-count="1865" meta:object-count="0"/>
  </office:meta>
</office:document-meta>
</file>